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style:contextual-spacing="false"/>
    </style:style>
    <style:style style:name="P2" style:family="paragraph" style:parent-style-name="Title" style:master-page-name="Standard">
      <style:paragraph-properties loext:contextual-spacing="false" fo:margin-top="0cm" fo:margin-bottom="0.106cm" style:contextual-spacing="false" style:page-number="1"/>
    </style:style>
    <style:style style:name="P3" style:family="paragraph" style:parent-style-name="Standard">
      <style:paragraph-properties loext:contextual-spacing="false" fo:margin-top="0cm" fo:margin-bottom="0cm" style:contextual-spacing="false"/>
    </style:style>
    <style:style style:name="P4" style:family="paragraph" style:parent-style-name="Standard">
      <style:paragraph-properties loext:contextual-spacing="false" fo:margin-top="0cm" fo:margin-bottom="0cm" style:contextual-spacing="false"/>
      <style:text-properties officeooo:paragraph-rsid="00148000"/>
    </style:style>
    <style:style style:name="T1" style:family="text">
      <style:text-properties officeooo:rsid="0014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ig4dgawwat4o"/>Bibliografia</text:p>
      <text:p text:style-name="P1">As referências listadas abaixo estão em ordem cronológica de leitura:</text:p>
      <text:p text:style-name="P1"/>
      <text:p text:style-name="P1">[1 - 24012017] Wazlawick, R. S. Metodologia de Pesquisa para Ciência da Computação. 1. ed. Rio de Janeiro: Elsevier, 2009.</text:p>
      <text:p text:style-name="P1">[2 - 24012017] Farines, J.; Fraga, J. S.; Oliveira, R. S. Sistemas de Tempo Real. 1. ed. Florianópolis: Dpto. de Automação e Sistemas, UFSC, 2000.</text:p>
      <text:p text:style-name="P1">[3 - 24012017] Liu, C. L.; Layland, J. W. Scheduling Algorithms for Multiprogramming in a Hard-Real-Time Environment - falta a data!!!</text:p>
      <text:p text:style-name="P1">[4 - 30012017] Laplante, P. A.; Ovaska, S. J. Real-Time Systems Design and Analysis. 4. ed. Estados Unidos da América: IEEE Press, Wiley, 2012</text:p>
      <text:p text:style-name="P1">[5 - 10032017] Tanenbaum, A. S.; Sistemas Operacionais Modernos. 3. ed. São Paulo: Pearson Prentice Hall, 2009.</text:p>
      <text:p text:style-name="P4"><text:span text:style-name="T1">[6 – 19042017] Linux Programmer's Manual – sched API, </text:span><text:a xlink:type="simple" xlink:href="http://man7.org/linux/man-pages/man7/sched.7.html"><text:span text:style-name="T1">http://man7.org/linux/man-pages/man7/sched.7.html</text:span></text:a><text:span text:style-name="T1">, acessado em 19/04/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letter-kerning="tru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next-style-name="Standard" style:default-outline-level="" style:class="text">
      <style:paragraph-properties loext:contextual-spacing="true"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loext:contextual-spacing="true"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loext:contextual-spacing="true"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loext:contextual-spacing="true"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loext:contextual-spacing="true"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loext:contextual-spacing="true"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loext:contextual-spacing="false"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loext:contextual-spacing="true"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loext:contextual-spacing="true" fo:margin-top="0cm" fo:margin-bottom="0.564cm" style:contextual-spacing="false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4-19T09:51:15</dc:date>
    <meta:editing-cycles>4</meta:editing-cycles>
    <meta:editing-duration>PT14M54S</meta:editing-duration>
    <meta:generator>LibreOffice/4.0.6.2$MacOSX_x86 LibreOffice_project/2e2573268451a50806fcd60ae2d9fe01dd0ce24</meta:generator>
    <meta:document-statistic meta:table-count="0" meta:image-count="0" meta:object-count="0" meta:page-count="1" meta:paragraph-count="8" meta:word-count="129" meta:character-count="864" meta:non-whitespace-character-count="741"/>
  </office:meta>
</office:document-meta>
</file>